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ocumentation" style:family="table">
      <style:table-properties style:width="6.6979in" fo:margin-left="0in" table:align="left"/>
    </style:style>
    <style:style style:name="Documentation.A" style:family="table-column">
      <style:table-column-properties style:column-width="0.4375in"/>
    </style:style>
    <style:style style:name="Documentation.B" style:family="table-column">
      <style:table-column-properties style:column-width="1.3125in"/>
    </style:style>
    <style:style style:name="Documentation.C" style:family="table-column">
      <style:table-column-properties style:column-width="2in"/>
    </style:style>
    <style:style style:name="Documentation.D" style:family="table-column">
      <style:table-column-properties style:column-width="2.9479in"/>
    </style:style>
    <style:style style:name="Documentation.A1" style:family="table-cell">
      <style:table-cell-properties fo:padding="0in" fo:border="none" style:writing-mode="page"/>
    </style:style>
    <style:style style:name="Documentation.11" style:family="table-row">
      <style:table-row-properties style:min-row-height="0.2292in"/>
    </style:style>
    <style:style style:name="P1" style:family="paragraph" style:parent-style-name="Standard">
      <style:text-properties officeooo:rsid="001c765b" officeooo:paragraph-rsid="001ef32a"/>
    </style:style>
    <style:style style:name="P2" style:family="paragraph" style:parent-style-name="Table_20_Contents">
      <style:text-properties officeooo:rsid="001bc68b" officeooo:paragraph-rsid="001bc68b"/>
    </style:style>
    <style:style style:name="P3" style:family="paragraph" style:parent-style-name="Table_20_Contents">
      <style:text-properties officeooo:rsid="001c765b" officeooo:paragraph-rsid="001c765b"/>
    </style:style>
    <style:style style:name="P4" style:family="paragraph" style:parent-style-name="Table_20_Contents">
      <style:text-properties officeooo:rsid="001c765b" officeooo:paragraph-rsid="001ef32a"/>
    </style:style>
    <style:style style:name="P5" style:family="paragraph" style:parent-style-name="Table_20_Contents">
      <style:text-properties officeooo:paragraph-rsid="001bc68b"/>
    </style:style>
    <style:style style:name="P6" style:family="paragraph" style:parent-style-name="Table_20_Contents">
      <style:text-properties officeooo:rsid="001d71c1" officeooo:paragraph-rsid="001d71c1"/>
    </style:style>
    <style:style style:name="P7" style:family="paragraph" style:parent-style-name="Table_20_Contents">
      <style:text-properties officeooo:rsid="001d71c1" officeooo:paragraph-rsid="001eb55f"/>
    </style:style>
    <style:style style:name="P8" style:family="paragraph" style:parent-style-name="Table_20_Contents">
      <style:text-properties officeooo:rsid="001eb55f" officeooo:paragraph-rsid="001eb55f"/>
    </style:style>
    <style:style style:name="P9" style:family="paragraph" style:parent-style-name="Table_20_Contents">
      <style:text-properties officeooo:rsid="001ef32a" officeooo:paragraph-rsid="001ef32a"/>
    </style:style>
    <style:style style:name="P10" style:family="paragraph" style:parent-style-name="Table_20_Contents">
      <style:text-properties officeooo:rsid="001f251f" officeooo:paragraph-rsid="001f251f"/>
    </style:style>
    <style:style style:name="P11" style:family="paragraph" style:parent-style-name="Table_20_Contents">
      <style:text-properties officeooo:rsid="00216740" officeooo:paragraph-rsid="00216740"/>
    </style:style>
    <style:style style:name="T1" style:family="text">
      <style:text-properties officeooo:rsid="001bc68b"/>
    </style:style>
    <style:style style:name="T2" style:family="text">
      <style:text-properties officeooo:rsid="001c765b"/>
    </style:style>
    <style:style style:name="T3" style:family="text">
      <style:text-properties officeooo:rsid="001eb55f"/>
    </style:style>
    <style:style style:name="T4" style:family="text">
      <style:text-properties officeooo:rsid="001ef32a"/>
    </style:style>
    <style:style style:name="T5" style:family="text">
      <style:text-properties officeooo:rsid="001f25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Documentation" table:style-name="Documentation">
        <table:table-column table:style-name="Documentation.A"/>
        <table:table-column table:style-name="Documentation.B"/>
        <table:table-column table:style-name="Documentation.C"/>
        <table:table-column table:style-name="Documentation.D"/>
        <table:table-row table:style-name="TableLine94014523631360">
          <table:table-cell table:style-name="Documentation.A1" office:value-type="string">
            <text:p text:style-name="P2">No.</text:p>
          </table:table-cell>
          <table:table-cell table:style-name="Documentation.A1" office:value-type="string">
            <text:p text:style-name="P2">Part</text:p>
          </table:table-cell>
          <table:table-cell table:style-name="Documentation.A1" office:value-type="string">
            <text:p text:style-name="P2">Function </text:p>
          </table:table-cell>
          <table:table-cell table:style-name="Documentation.A1" office:value-type="string">
            <text:p text:style-name="P2">Importance</text:p>
          </table:table-cell>
        </table:table-row>
        <table:table-row table:style-name="TableLine94014523631360">
          <table:table-cell table:style-name="Documentation.A1" office:value-type="string">
            <text:p text:style-name="P2">1</text:p>
          </table:table-cell>
          <table:table-cell table:style-name="Documentation.A1" office:value-type="string">
            <text:p text:style-name="P6">Get Interensic and Exterensic <text:s/>parameters</text:p>
          </table:table-cell>
          <table:table-cell table:style-name="Documentation.A1" office:value-type="string">
            <text:p text:style-name="Table_20_Contents">cv2.TERM_CRITERIA_EPS + cv2.TERM_CRITERIA_MAX_ITER</text:p>
          </table:table-cell>
          <table:table-cell table:style-name="Documentation.A1" office:value-type="string">
            <text:p text:style-name="P2">Numerical Solving algorithms iterates to reduce cost</text:p>
          </table:table-cell>
        </table:table-row>
        <table:table-row table:style-name="TableLine94014523631360">
          <table:table-cell table:style-name="Documentation.A1" office:value-type="string">
            <text:p text:style-name="P6">2</text:p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Table_20_Contents"><text:span text:style-name="T1">cv2.</text:span>findChessboardCorners</text:p>
          </table:table-cell>
          <table:table-cell table:style-name="Documentation.A1" office:value-type="string">
            <text:p text:style-name="P2">Getting corners in chessboard images </text:p>
          </table:table-cell>
        </table:table-row>
        <table:table-row table:style-name="TableLine94014523631360">
          <table:table-cell table:style-name="Documentation.A1" office:value-type="string">
            <text:p text:style-name="P6">3</text:p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Table_20_Contents">cv2.cornerSubPix</text:p>
          </table:table-cell>
          <table:table-cell table:style-name="Documentation.A1" office:value-type="string">
            <text:p text:style-name="P3">Get more accurate locations of corners in sub pixels</text:p>
          </table:table-cell>
        </table:table-row>
        <table:table-row table:style-name="TableLine94014523631360">
          <table:table-cell table:style-name="Documentation.A1" office:value-type="string">
            <text:p text:style-name="P6">4</text:p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Table_20_Contents"><text:span text:style-name="T2">cv2.</text:span>drawChessboardCorners</text:p>
          </table:table-cell>
          <table:table-cell table:style-name="Documentation.A1" office:value-type="string">
            <text:p text:style-name="P5"><text:span text:style-name="T2">draw</text:span><text:span text:style-name="T1"> corners in chessboard images </text:span></text:p>
          </table:table-cell>
        </table:table-row>
        <table:table-row table:style-name="TableLine94014523631360">
          <table:table-cell table:style-name="Documentation.A1" office:value-type="string">
            <text:p text:style-name="P6">5</text:p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Table_20_Contents">cv2.calibrateCamera</text:p>
          </table:table-cell>
          <table:table-cell table:style-name="Documentation.A1" office:value-type="string">
            <text:p text:style-name="P3">Inputs: object_points(world_frame 3D points), image_points(image 2D points)</text:p>
            <text:p text:style-name="P3">outputs: mtx, dist, Rvecs, Tvecs</text:p>
          </table:table-cell>
        </table:table-row>
        <table:table-row table:style-name="TableLine94014523631360">
          <table:table-cell table:style-name="Documentation.A1" office:value-type="string">
            <text:p text:style-name="P6">6</text:p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Table_20_Contents">cv2.getOptimalNewCameraMatrix</text:p>
          </table:table-cell>
          <table:table-cell table:style-name="Documentation.A1" office:value-type="string">
            <text:p text:style-name="P3">Output the ROI of image and improve camera matrix </text:p>
          </table:table-cell>
        </table:table-row>
        <table:table-row table:style-name="TableLine94014523631360">
          <table:table-cell table:style-name="Documentation.A1" office:value-type="string">
            <text:p text:style-name="P6">7</text:p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Table_20_Contents">cv2.undistort</text:p>
          </table:table-cell>
          <table:table-cell table:style-name="Documentation.A1" office:value-type="string">
            <text:p text:style-name="P3">Input: mtx, dist</text:p>
            <text:p text:style-name="P3">output: undistort img</text:p>
          </table:table-cell>
        </table:table-row>
        <table:table-row table:style-name="TableLine94014523631360">
          <table:table-cell table:style-name="Documentation.A1" office:value-type="string">
            <text:p text:style-name="P6">8</text:p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Table_20_Contents">cv2.initUndistortRectifyMap</text:p>
          </table:table-cell>
          <table:table-cell table:style-name="Documentation.A1" office:value-type="string">
            <text:p text:style-name="P6">Get map in x, y directions to be used to undistort new img</text:p>
          </table:table-cell>
        </table:table-row>
        <table:table-row table:style-name="TableLine94014523631360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Table_20_Contents"/>
          </table:table-cell>
        </table:table-row>
        <table:table-row table:style-name="Documentation.11">
          <table:table-cell table:style-name="Documentation.A1" office:value-type="string">
            <text:p text:style-name="P6">1</text:p>
          </table:table-cell>
          <table:table-cell table:style-name="Documentation.A1" office:value-type="string">
            <text:p text:style-name="P6">Stereo Calibration</text:p>
            <text:p text:style-name="P6"/>
          </table:table-cell>
          <table:table-cell table:style-name="Documentation.A1" office:value-type="string">
            <text:p text:style-name="Table_20_Contents">cv2.stereoCalibrate</text:p>
          </table:table-cell>
          <table:table-cell table:style-name="Documentation.A1" office:value-type="string">
            <text:p text:style-name="P7">Inputs: OLD internsic, extrensic parameters, <text:span text:style-name="T3">distortion coeff. in left and right, image points in right and left, object points, image size and criteria method</text:span></text:p>
            <text:p text:style-name="P7"/>
            <text:p text:style-name="P7"><text:span text:style-name="T3">outputs: <text:s/>NEW interensic, extrensic parameters, distortion coeff. In left and right directions, </text:span></text:p>
            <text:p text:style-name="P8">Rotation, Trans., Essential and fundamental metrices</text:p>
            <text:p text:style-name="P8"/>
          </table:table-cell>
        </table:table-row>
        <table:table-row table:style-name="Documentation.11">
          <table:table-cell table:style-name="Documentation.A1" office:value-type="string">
            <text:p text:style-name="P9">2</text:p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>cv2.stereoRectify</text:p>
          </table:table-cell>
          <table:table-cell table:style-name="Documentation.A1" office:value-type="string">
            <text:p text:style-name="P7">Computes rectification transforms for each head of a calibrated stereo camera. </text:p>
          </table:table-cell>
        </table:table-row>
        <table:table-row table:style-name="Documentation.11">
          <table:table-cell table:style-name="Documentation.A1" office:value-type="string">
            <text:p text:style-name="P9">3</text:p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>cv2.initUndistortRectifyMap</text:p>
          </table:table-cell>
          <table:table-cell table:style-name="Documentation.A1" office:value-type="string">
            <text:p text:style-name="P6">Get map in x, y directions to be used to undistort new img</text:p>
          </table:table-cell>
        </table:table-row>
        <table:table-row table:style-name="Documentation.11">
          <table:table-cell table:style-name="Documentation.A1" office:value-type="string">
            <text:p text:style-name="P9">4</text:p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>cv2.undistort</text:p>
          </table:table-cell>
          <table:table-cell table:style-name="Documentation.A1" office:value-type="string">
            <text:p text:style-name="P1"><text:span text:style-name="T4">I</text:span>nput: mtx, dist</text:p>
            <text:p text:style-name="P4">output: undistort img</text:p>
          </table:table-cell>
        </table:table-row>
        <table:table-row table:style-name="Documentation.11">
          <table:table-cell table:style-name="Documentation.A1" office:value-type="string">
            <text:p text:style-name="P9">5</text:p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>cv2.remap</text:p>
          </table:table-cell>
          <table:table-cell table:style-name="Documentation.A1" office:value-type="string">
            <text:p text:style-name="P7">process of taking pixels from one place in the image and locating them in another position in a new image.</text:p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able:table-row table:style-name="Documentation.11">
          <table:table-cell table:style-name="Documentation.A1" office:value-type="string">
            <text:p text:style-name="P10">1</text:p>
          </table:table-cell>
          <table:table-cell table:style-name="Documentation.A1" office:value-type="string">
            <text:p text:style-name="P11">Disparity </text:p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><text:span text:style-name="T5">Computes </text:span>disparity on neighbouring blocks. This creates a more complete disparity map</text:p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ext:soft-page-break/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  <table:table-row table:style-name="Documentation.11"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P6"/>
          </table:table-cell>
          <table:table-cell table:style-name="Documentation.A1" office:value-type="string">
            <text:p text:style-name="Table_20_Contents"/>
          </table:table-cell>
          <table:table-cell table:style-name="Documentation.A1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02:28:00.944914328</meta:creation-date>
    <dc:date>2021-11-18T04:06:33.836354769</dc:date>
    <meta:editing-duration>PT6M10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53" meta:word-count="211" meta:character-count="1497" meta:non-whitespace-character-count="1330"/>
  </office:meta>
</office:document-meta>
</file>